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1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Replacements/Object 1" manifest:media-type=""/>
  <manifest:file-entry manifest:full-path="media/image1.jpeg" manifest:media-type="image/jpeg"/>
  <manifest:file-entry manifest:full-path="Object 7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prefix="(" style:num-format="1" text:start-value="100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>
        <style:tab-stops>
          <style:tab-stop style:type="left" style:position="1.0729in"/>
        </style:tab-stops>
      </style:paragraph-properties>
      <style:text-properties style:font-name="Arial" style:font-name-complex="Arial" fo:font-weight="bold" style:font-weight-asian="bold" fo:font-size="16pt" style:font-size-asian="16pt"/>
    </style:style>
    <style:style style:name="TableColumn9" style:family="table-column">
      <style:table-column-properties style:column-width="6.375in" style:use-optimal-column-width="false"/>
    </style:style>
    <style:style style:name="Table8" style:family="table">
      <style:table-properties style:width="6.37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2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P13" style:parent-style-name="Heading2" style:family="paragraph">
      <style:paragraph-properties fo:margin-top="0in" fo:margin-bottom="0in"/>
      <style:text-properties style:font-name="Arial" style:font-name-complex="Arial" fo:font-weight="normal" style:font-weight-asian="normal" fo:color="#FFFFFF"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Heading2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7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color="#FFFFFF"/>
    </style:style>
    <style:style style:name="P21" style:parent-style-name="Normal" style:family="paragraph">
      <style:paragraph-properties fo:text-align="justify" fo:margin-bottom="0in" fo:line-height="100%"/>
    </style:style>
    <style:style style:name="T22" style:parent-style-name="DefaultParagraphFont" style:family="text">
      <style:text-properties style:font-name="Arial" style:font-name-complex="Arial" style:font-weight-complex="bold" fo:color="#FFFFFF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style:text-autospace="none" fo:margin-top="0.0694in" fo:margin-bottom="0.0694in" fo:line-height="100%"/>
      <style:text-properties style:font-name="Arial" style:font-name-complex="Arial" style:font-weight-complex="bold" fo:color="#000000"/>
    </style:style>
    <style:style style:name="P26" style:parent-style-name="Normal" style:family="paragraph">
      <style:paragraph-properties style:text-autospace="none" fo:margin-top="0.0694in" fo:margin-bottom="0.0694in" fo:line-height="100%"/>
    </style:style>
    <style:style style:name="T27" style:parent-style-name="DefaultParagraphFont" style:family="text">
      <style:text-properties style:font-name="Arial" style:font-name-complex="Arial" style:font-weight-complex="bold" fo:color="#000000"/>
    </style:style>
    <style:style style:name="T28" style:parent-style-name="DefaultParagraphFont" style:family="text">
      <style:text-properties style:font-name="Arial" style:font-name-complex="Arial" style:font-weight-complex="bold" fo:color="#000000"/>
    </style:style>
    <style:style style:name="T29" style:parent-style-name="DefaultParagraphFont" style:family="text">
      <style:text-properties style:font-name="Arial" style:font-name-complex="Arial" style:font-weight-complex="bold" fo:color="#000000"/>
    </style:style>
    <style:style style:name="T30" style:parent-style-name="DefaultParagraphFont" style:family="text">
      <style:text-properties style:font-name="Arial" style:font-name-complex="Arial" style:font-weight-complex="bold" fo:color="#000000"/>
    </style:style>
    <style:style style:name="T31" style:parent-style-name="DefaultParagraphFont" style:family="text">
      <style:text-properties style:font-name="Arial" style:font-name-complex="Arial" style:font-weight-complex="bold" fo:color="#000000"/>
    </style:style>
    <style:style style:name="T32" style:parent-style-name="DefaultParagraphFont" style:family="text">
      <style:text-properties style:font-name="Arial" style:font-name-complex="Arial" style:font-weight-complex="bold" fo:color="#000000"/>
    </style:style>
    <style:style style:name="T33" style:parent-style-name="DefaultParagraphFont" style:family="text">
      <style:text-properties style:font-name="Arial" style:font-name-complex="Arial" style:font-weight-complex="bold" fo:color="#000000"/>
    </style:style>
    <style:style style:name="T34" style:parent-style-name="DefaultParagraphFont" style:family="text">
      <style:text-properties style:font-name="Arial" style:font-name-complex="Arial" style:font-weight-complex="bold" fo:color="#000000"/>
    </style:style>
    <style:style style:name="T35" style:parent-style-name="DefaultParagraphFont" style:family="text">
      <style:text-properties style:font-name="Arial" style:font-name-complex="Arial" style:font-weight-complex="bold" fo:color="#000000"/>
    </style:style>
    <style:style style:name="T36" style:parent-style-name="DefaultParagraphFont" style:family="text">
      <style:text-properties style:font-name="Arial" style:font-name-complex="Arial" style:font-weight-complex="bold" fo:color="#000000"/>
    </style:style>
    <style:style style:name="P37" style:parent-style-name="Normal" style:family="paragraph">
      <style:paragraph-properties style:text-autospace="none" fo:margin-top="0.0694in" fo:margin-bottom="0.0694in" fo:line-height="100%"/>
      <style:text-properties style:font-name="Arial" style:font-name-complex="Arial" style:font-weight-complex="bold"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Arial" style:font-name-complex="Arial" style:font-weight-complex="bold" fo:color="#FFFFFF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49" style:parent-style-name="Heading2" style:family="paragraph">
      <style:paragraph-properties fo:margin-top="0in" fo:margin-bottom="0in" fo:background-color="#0091C9"/>
      <style:text-properties style:font-name="Arial" style:font-name-complex="Arial" fo:color="#FFFFFF" fo:font-size="11pt" style:font-size-asian="11pt" style:font-size-complex="11pt"/>
    </style:style>
    <style:style style:name="P50" style:parent-style-name="Normal" style:family="paragraph">
      <style:paragraph-properties fo:margin-bottom="0in" fo:line-height="100%" fo:background-color="#0091C9"/>
      <style:text-properties style:font-name="Arial" style:font-name-complex="Arial" style:font-weight-complex="bold" fo:color="#FFFFFF"/>
    </style:style>
    <style:style style:name="P51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color="#FFFFFF"/>
    </style:style>
    <style:style style:name="P52" style:parent-style-name="ListParagraph" style:family="paragraph">
      <style:paragraph-properties fo:text-align="end" fo:margin-bottom="0in" fo:line-height="100%"/>
    </style:style>
    <style:style style:name="T53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54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55" style:parent-style-name="DefaultParagraphFont" style:family="text">
      <style:text-properties style:font-name="Arial" style:font-name-complex="Arial" fo:font-weight="bold" style:font-weight-asian="bold" fo:color="#000000" style:language-asian="en" style:country-asian="GB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61" style:parent-style-name="Normal" style:family="paragraph">
      <style:paragraph-properties fo:margin-bottom="0in" fo:line-height="100%" fo:margin-left="0.25in">
        <style:tab-stops/>
      </style:paragraph-properties>
      <style:text-properties style:font-name="Arial" style:font-name-complex="Arial" style:font-weight-complex="bold" fo:color="#0000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Arial" style:font-name-complex="Arial" fo:font-weight="bold" style:font-weight-asian="bold" fo:color="#FFFFFF"/>
    </style:style>
    <style:style style:name="T66" style:parent-style-name="DefaultParagraphFont" style:family="text">
      <style:text-properties style:font-name="Arial" style:font-name-complex="Arial" fo:font-weight="bold" style:font-weight-asian="bold" fo:color="#FFFFFF"/>
    </style:style>
    <style:style style:name="T67" style:parent-style-name="DefaultParagraphFont" style:family="text">
      <style:text-properties style:font-name="Arial" style:font-name-complex="Arial" fo:color="#FFFFFF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69" style:parent-style-name="Normal" style:family="paragraph">
      <style:paragraph-properties fo:text-align="end" fo:margin-bottom="0in" fo:line-height="100%"/>
    </style:style>
    <style:style style:name="T70" style:parent-style-name="DefaultParagraphFont" style:family="text">
      <style:text-properties style:font-name="Arial" style:font-name-complex="Arial" fo:color="#FFFFFF"/>
    </style:style>
    <style:style style:name="T71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/>
    </style:style>
    <style:style style:name="P82" style:parent-style-name="Normal" style:family="paragraph">
      <style:paragraph-properties fo:margin-bottom="0in" fo:line-height="100%"/>
      <style:text-properties style:font-name="Arial" style:font-name-complex="Arial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complex="Arial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Hyperlink" style:family="text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complex="Aria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complex="Arial"/>
    </style:style>
    <style:style style:name="P10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17" style:parent-style-name="Normal" style:family="paragraph">
      <style:paragraph-properties fo:text-align="end" fo:margin-bottom="0in" fo:line-height="100%"/>
    </style:style>
    <style:style style:name="T118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19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24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29" style:parent-style-name="intro-textimmtextalign_left" style:family="paragraph">
      <style:paragraph-properties fo:margin-top="0in" fo:margin-bottom="0in" fo:line-height="135%" fo:background-color="#EAE9E7"/>
    </style:style>
    <style:style style:name="T130" style:parent-style-name="DefaultParagraphFont" style:family="text">
      <style:text-properties style:font-name="Arial" style:font-name-complex="Arial" style:font-weight-complex="bold"/>
    </style:style>
    <style:style style:name="T131" style:parent-style-name="Strong" style:family="text">
      <style:text-properties style:font-name="Arial" style:font-name-complex="Arial" fo:color="#464646" fo:font-size="11pt" style:font-size-asian="11pt" style:font-size-complex="11pt" fo:language="en"/>
    </style:style>
    <style:style style:name="T132" style:parent-style-name="Strong" style:family="text">
      <style:text-properties style:font-name="Arial" style:font-name-complex="Arial" fo:font-weight="normal" style:font-weight-asian="normal" fo:color="#464646" fo:font-size="11pt" style:font-size-asian="11pt" style:font-size-complex="11pt" fo:language="en"/>
    </style:style>
    <style:style style:name="T133" style:parent-style-name="DefaultParagraphFont" style:family="text">
      <style:text-properties fo:font-weight="bold" style:font-weight-asian="bold" style:font-weight-complex="bold" fo:language="en"/>
    </style:style>
    <style:style style:name="T134" style:parent-style-name="DefaultParagraphFont" style:family="text">
      <style:text-properties style:font-weight-complex="bold" fo:language="en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46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47" style:parent-style-name="DefaultParagraphFont" style:family="text">
      <style:text-properties style:font-name="Arial" style:font-name-complex="Arial" style:font-weight-complex="bold" fo:color="#FFFFFF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ListParagraph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51" style:parent-style-name="ListParagraph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52" style:parent-style-name="ListParagraph" style:family="paragraph">
      <style:paragraph-properties fo:margin-bottom="0in" fo:line-height="100%"/>
    </style:style>
    <style:style style:name="T153" style:parent-style-name="DefaultParagraphFont" style:family="text">
      <style:text-properties style:font-name="Arial" style:font-name-complex="Arial" style:font-weight-complex="bold" fo:color="#000000"/>
    </style:style>
    <style:style style:name="T154" style:parent-style-name="DefaultParagraphFont" style:family="text">
      <style:text-properties style:font-name="Arial" style:font-name-complex="Arial" fo:color="#555555" fo:font-size="10.5pt" style:font-size-asian="10.5pt" style:font-size-complex="10.5pt" fo:background-color="#FFFFFF"/>
    </style:style>
    <style:style style:name="T155" style:parent-style-name="DefaultParagraphFont" style:family="text">
      <style:text-properties style:font-name="inherit" style:font-name-complex="Arial" fo:color="#555555" fo:font-size="10.5pt" style:font-size-asian="10.5pt" style:font-size-complex="10.5pt" fo:background-color="#FFFFFF"/>
    </style:style>
    <style:style style:name="T156" style:parent-style-name="apple-converted-space" style:family="text">
      <style:text-properties style:font-name="inherit" style:font-name-complex="Arial" fo:color="#0066CC" fo:font-size="10.5pt" style:font-size-asian="10.5pt" style:font-size-complex="10.5pt" fo:background-color="#FFFFFF"/>
    </style:style>
    <style:style style:name="T157" style:parent-style-name="DefaultParagraphFont" style:family="text">
      <style:text-properties style:font-name="inherit" style:font-name-complex="Arial" fo:color="#555555" fo:font-size="10.5pt" style:font-size-asian="10.5pt" style:font-size-complex="10.5pt" fo:background-color="#FFFFFF"/>
    </style:style>
    <style:style style:name="T158" style:parent-style-name="apple-converted-space" style:family="text">
      <style:text-properties style:font-name="inherit" style:font-name-complex="Arial" fo:color="#0066CC" fo:font-size="10.5pt" style:font-size-asian="10.5pt" style:font-size-complex="10.5pt" fo:background-color="#FFFFFF"/>
    </style:style>
    <style:style style:name="T159" style:parent-style-name="DefaultParagraphFont" style:family="text">
      <style:text-properties style:font-name="inherit" style:font-name-complex="Arial" fo:color="#555555" fo:font-size="10.5pt" style:font-size-asian="10.5pt" style:font-size-complex="10.5pt" fo:background-color="#FFFFFF"/>
    </style:style>
    <style:style style:name="T160" style:parent-style-name="DefaultParagraphFont" style:family="text">
      <style:text-properties style:font-name="Arial" style:font-name-complex="Arial" fo:font-weight="bold" style:font-weight-asian="bold" style:font-weight-complex="bold" fo:color="#555555" fo:font-size="10.5pt" style:font-size-asian="10.5pt" style:font-size-complex="10.5pt" fo:background-color="#FFFFFF"/>
    </style:style>
    <style:style style:name="P161" style:parent-style-name="ListParagraph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62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T165" style:parent-style-name="Hyperlink" style:family="text">
      <style:text-properties style:font-name="Arial" style:font-name-complex="Arial" style:font-weight-complex="bold"/>
    </style:style>
    <style:style style:name="P166" style:parent-style-name="Normal" style:family="paragraph">
      <style:paragraph-properties fo:margin-bottom="0in" fo:line-height="100%"/>
    </style:style>
    <style:style style:name="T167" style:parent-style-name="Hyperlink" style:family="text">
      <style:text-properties style:font-name="Arial" style:font-name-complex="Arial" style:font-weight-complex="bold"/>
    </style:style>
    <style:style style:name="P168" style:parent-style-name="Normal" style:family="paragraph">
      <style:paragraph-properties fo:margin-bottom="0in" fo:line-height="100%"/>
    </style:style>
    <style:style style:name="T169" style:parent-style-name="Hyperlink" style:family="text">
      <style:text-properties style:font-name="Arial" style:font-name-complex="Arial" style:font-weight-complex="bold"/>
    </style:style>
    <style:style style:name="P170" style:parent-style-name="Normal" style:family="paragraph">
      <style:paragraph-properties fo:margin-bottom="0in" fo:line-height="100%"/>
    </style:style>
    <style:style style:name="T171" style:parent-style-name="Hyperlink" style:family="text">
      <style:text-properties style:font-name="Arial" style:font-name-complex="Arial" style:font-weight-complex="bold"/>
    </style:style>
    <style:style style:name="P172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73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style:font-name="Arial" style:font-name-complex="Arial" style:font-weight-complex="bold" fo:color="#000000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Arial" style:font-name-complex="Arial" style:font-weight-complex="bold" fo:color="#000000"/>
    </style:style>
    <style:style style:name="T178" style:parent-style-name="DefaultParagraphFont" style:family="text">
      <style:text-properties style:font-name="Arial" style:font-name-complex="Arial" style:font-weight-complex="bold" fo:color="#000000"/>
    </style:style>
    <style:style style:name="T179" style:parent-style-name="DefaultParagraphFont" style:family="text">
      <style:text-properties style:font-name="Arial" style:font-name-complex="Arial" style:font-weight-complex="bold" fo:color="#000000"/>
    </style:style>
    <style:style style:name="T180" style:parent-style-name="DefaultParagraphFont" style:family="text">
      <style:text-properties style:font-name="Arial" style:font-name-complex="Arial" style:font-weight-complex="bold" fo:color="#000000"/>
    </style:style>
    <style:style style:name="T181" style:parent-style-name="DefaultParagraphFont" style:family="text">
      <style:text-properties style:font-name="Arial" style:font-name-complex="Arial" style:font-weight-complex="bold" fo:color="#000000"/>
    </style:style>
    <style:style style:name="T182" style:parent-style-name="DefaultParagraphFont" style:family="text">
      <style:text-properties style:font-name="Arial" style:font-name-complex="Arial" style:font-weight-complex="bold" fo:color="#000000"/>
    </style:style>
    <style:style style:name="T183" style:parent-style-name="DefaultParagraphFont" style:family="text">
      <style:text-properties style:font-name="Arial" style:font-name-complex="Arial" style:font-weight-complex="bold" fo:color="#000000"/>
    </style:style>
    <style:style style:name="T184" style:parent-style-name="DefaultParagraphFont" style:family="text">
      <style:text-properties style:font-name="Arial" style:font-name-complex="Arial" style:font-weight-complex="bold" fo:color="#000000"/>
    </style:style>
    <style:style style:name="T185" style:parent-style-name="DefaultParagraphFont" style:family="text">
      <style:text-properties style:font-name="Arial" style:font-name-complex="Arial" style:font-weight-complex="bold" fo:color="#000000"/>
    </style:style>
    <style:style style:name="T186" style:parent-style-name="DefaultParagraphFont" style:family="text">
      <style:text-properties style:font-name="Arial" style:font-name-complex="Arial" style:font-weight-complex="bold" fo:color="#000000"/>
    </style:style>
    <style:style style:name="T187" style:parent-style-name="DefaultParagraphFont" style:family="text">
      <style:text-properties style:font-name="Arial" style:font-name-complex="Arial" style:font-weight-complex="bold" fo:color="#000000"/>
    </style:style>
    <style:style style:name="T188" style:parent-style-name="DefaultParagraphFont" style:family="text">
      <style:text-properties style:font-name="Arial" style:font-name-complex="Arial" style:font-weight-complex="bold" fo:color="#000000"/>
    </style:style>
    <style:style style:name="P18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9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Arial" style:font-name-complex="Arial"/>
    </style:style>
    <style:style style:name="P19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9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="Arial" style:font-name-complex="Arial" style:font-weight-complex="bold" fo:color="#FFFFFF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207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208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1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Arial" style:font-name-complex="Arial"/>
    </style:style>
    <style:style style:name="P2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Arial" style:font-name-complex="Arial"/>
    </style:style>
    <style:style style:name="P2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25" style:parent-style-name="Normal" style:family="paragraph">
      <style:paragraph-properties fo:text-align="justify"/>
      <style:text-properties style:font-name="Arial" style:font-name-complex="Arial" fo:color="#000000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Innovation<text:s/>Case Study</text:p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h text:style-name="P12" text:outline-level="2">Title<text:s/>of innovation</text:h>
            <text:h text:style-name="P13" text:outline-level="2"/>
          </table:table-cell>
        </table:table-row>
        <table:table-row table:style-name="TableRow14">
          <table:table-cell table:style-name="TableCell15">
            <text:h text:style-name="P16" text:outline-level="2">Health Information Support to<text:s/>Cardiology<text:s/>Patients</text:h>
            <text:h text:style-name="P17" text:outline-level="2"/>
          </table:table-cell>
        </table:table-row>
        <table:table-row table:style-name="TableRow18">
          <table:table-cell table:style-name="TableCell19">
            <text:p text:style-name="P20">Please provide a very brief description of your innovation?</text:p>
            <text:p text:style-name="P21"><text:span text:style-name="T22">One or two sentences about the innovation.</text:span></text:p>
          </table:table-cell>
        </table:table-row>
        <table:table-row table:style-name="TableRow23">
          <table:table-cell table:style-name="TableCell24">
            <text:p text:style-name="P25">Librarian visits the Cardiology inpatients<text:s/>in the cardiology<text:s/>ward on<text:s/>alternative days to inquire<text:s/>with the patients being discharged on<text:s/>whether<text:s/>they would like<text:s/>to<text:s/>avail / request<text:s/>any health related information about their<text:s/>health<text:s/>condition/tests/procedure.</text:p>
            <text:p text:style-name="P26"><text:span text:style-name="T27">Librarian visits<text:s/></text:span><text:span text:style-name="T28">C</text:span><text:span text:style-name="T29">ardiology Out patients<text:s/></text:span><text:span text:style-name="T30">Department (OPD)<text:s/></text:span><text:span text:style-name="T31">once a week</text:span><text:s/><text:span text:style-name="T32">to inquire<text:s/></text:span><text:span text:style-name="T33">with the patients<text:s/></text:span><text:span text:style-name="T34">if they<text:s/></text:span><text:span text:style-name="T35">need<text:s/></text:span><text:span text:style-name="T36">any health related information about their condition.</text:span></text:p>
            <text:p text:style-name="P37">In response to the patients’ requests,<text:s/>Librarians<text:s/>search and<text:s/>compile information<text:s/>tailored to their respective health needs,<text:s/>and<text:s/>forward the health<text:s/>information<text:s/>to them<text:s/>via email or post.<text:s/></text:p>
          </table:table-cell>
        </table:table-row>
        <table:table-row table:style-name="TableRow38">
          <table:table-cell table:style-name="TableCell39">
            <text:p text:style-name="P40">During which period did you implement your innovation?</text:p>
            <text:p text:style-name="P41"><text:span text:style-name="T42">Please state which year (and month if possible).</text:span></text:p>
          </table:table-cell>
        </table:table-row>
        <table:table-row table:style-name="TableRow43">
          <table:table-cell table:style-name="TableCell44">
            <text:p text:style-name="P45">Started<text:s/>this as<text:s/>a pilot<text:s/>project<text:s/>in April 2010<text:s/>in Cardiology<text:s/>ward for<text:s/>inpatients,<text:s/>submitted a project<text:s/>completion<text:s/>report with few recommendations.<text:s/>As per the recommendations continued<text:s/>the service for Cardiology inpatients,<text:s/>and<text:s/>extended it to<text:s/>cover the<text:s/>Cardiology outpatients<text:s/>as well<text:s/>in 2015<text:s/>with a different approach.</text:p>
            <text:p text:style-name="P46"/>
          </table:table-cell>
        </table:table-row>
        <table:table-row table:style-name="TableRow47">
          <table:table-cell table:style-name="TableCell48">
            <text:h text:style-name="P49" text:outline-level="2">What was the driver for your innovation?<text:s/></text:h>
            <text:p text:style-name="P50">Please describe the issue or challenge that your innovation addresses<text:s/></text:p>
            <text:p text:style-name="P51"/>
            <text:list text:style-name="LFO18" text:continue-numbering="true">
              <text:list-item>
                <text:p text:style-name="P52"><text:span text:style-name="T53">wo</text:span><text:span text:style-name="T54">rds max)</text:span><text:span text:style-name="T55"><text:s/></text:span></text:p>
              </text:list-item>
            </text:list>
          </table:table-cell>
        </table:table-row>
        <table:table-row table:style-name="TableRow56">
          <table:table-cell table:style-name="TableCell57">
            <text:p text:style-name="P58">The main driver for undertaking this<text:s/>innovation<text:s/>service is<text:s/>to<text:s/>provide value added service to the organisation by<text:s/>expanding<text:s/>the<text:s/>areas of<text:s/>library services<text:s/>provision. This is done by<text:s/>providing health information support to patients<text:s/>thereby empowering<text:s/>patients<text:s/>with health information to make right choices.</text:p>
            <text:p text:style-name="P59"/>
            <text:p text:style-name="P60">Good quality information which is reliable, timely, relevant and easy to understand is essential to promote self-care, shared-decision-making, medication adherence, recovery and patients’ well-being. With this objective in mind, the Library in partnership with Cardiology lead specialist Nurse, decided to initiate a project to Provide<text:s/>health<text:s/>Information support for Cardiology Inpatients at discharge.<text:s/></text:p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What did you do?</text:span><text:span text:style-name="T66"><text:line-break/></text:span><text:span text:style-name="T67">Please describe your aims and objectives and how you implemented these</text:span></text:p>
            <text:p text:style-name="P68"/>
            <text:p text:style-name="P69"><text:span text:style-name="T70"><text:s/></text:span><text:span text:style-name="T71">(200 words max)</text:span></text:p>
          </table:table-cell>
        </table:table-row>
        <table:table-row table:style-name="TableRow72">
          <table:table-cell table:style-name="TableCell73">
            <text:p text:style-name="P74">The main aim of <text:s/>this<text:s/>innovation is to:</text:p>
            <text:p text:style-name="P75">•<text:s/>Support the West Middlesex Hospital’s commitment towards patient centred care<text:s/></text:p>
            <text:p text:style-name="P76">•<text:s/>Improve patients’ ability to look after themselves after a test, operation or procedure and increase the likelihood of compliance with ongoing treatment</text:p>
            <text:p text:style-name="P77">•<text:s/>Empower patients<text:s/>with relevant information<text:s/>to make right choices <text:s text:c="2"/></text:p>
            <text:p text:style-name="P78">•<text:s/>Save Cardiology staff time<text:s/></text:p>
            <text:p text:style-name="P79">•<text:s/>Increase the effective use of Librarians’ information management skills to provide good quality patient information directly to patients</text:p>
            <text:p text:style-name="P80"/>
            <text:p text:style-name="P81">If a patient requests information, the librarian does the following:</text:p>
            <text:p text:style-name="P82">(i) Search for the information in predetermined quality health websites</text:p>
            <text:p text:style-name="P83">(ii) Identify the relevant information based on the check list<text:s/></text:p>
            <text:p text:style-name="P84">(iii) Assess the information using a predetermined checklist and select best available information</text:p>
            <text:p text:style-name="P85">(iv) Provide information to patients about their condition by email<text:s/>or post.</text:p>
            <text:p text:style-name="P86">(v) Provide additional information on local support groups and useful websites about their medical condition in the form of an additional information sheet<text:s/></text:p>
            <text:p text:style-name="P87"/>
            <text:p text:style-name="P88"><text:span text:style-name="T89">In addition, all the patients are provided with<text:s/></text:span><text:span text:style-name="T90">a</text:span><text:span text:style-name="T91"><text:s/></text:span><text:span text:style-name="T92">leaflet about th</text:span><text:span text:style-name="T93">e library</text:span><text:span text:style-name="T94"><text:s/>service</text:span><text:span text:style-name="T95"><text:s/>‘Health Information Support’</text:span><text:span text:style-name="T96">,<text:s/></text:span><text:a xlink:href="http://www.library.wmuh.nhs.uk/pil" office:target-frame-name="_top" xlink:show="replace"><text:span text:style-name="T97">Health Information library website</text:span></text:a><text:span text:style-name="T98"><text:s/>(developed in</text:span><text:span text:style-name="T99"><text:s/></text:span><text:span text:style-name="T100">house by the librarian) and contact details</text:span><text:span text:style-name="T101">, so as to encourage them to<text:s/></text:span><text:span text:style-name="T102">contact the library if any health related information is needed at a later stage.</text:span><text:span text:style-name="T103"><text:s/></text:span></text:p>
            <text:p text:style-name="P104"/>
          </table:table-cell>
        </table:table-row>
        <table:table-row table:style-name="TableRow105">
          <table:table-cell table:style-name="TableCell106">
            <text:p text:style-name="P107">What methods were used to evaluate your innovation?</text:p>
            <text:p text:style-name="P108"/>
          </table:table-cell>
        </table:table-row>
        <table:table-row table:style-name="TableRow109">
          <table:table-cell table:style-name="TableCell110">
            <text:p text:style-name="P111">We gathered feedback<text:s/>from the patients<text:s/>by sending feedback forms<text:s/>along with<text:s/>health information with a self-addressed<text:s/>envelope when we posted the information.<text:s/>The same is done though ‘survey monkey link’ when the health information is<text:s/>emailed<text:s/>to the<text:s/>patients.</text:p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What were the outcomes and key learning points?</text:span></text:p>
            <text:p text:style-name="P117"><text:span text:style-name="T118">(200 words max)</text:span><text:span text:style-name="T119"><text:line-break/></text:span></text:p>
          </table:table-cell>
        </table:table-row>
        <table:table-row table:style-name="TableRow120">
          <table:table-cell table:style-name="TableCell121">
            <text:p text:style-name="P122">Observations</text:p>
            <text:p text:style-name="P123">1.<text:s/>Anecdotally the patients who did not request information appeared happy to have someone speaking to them.<text:s/></text:p>
            <text:p text:style-name="P124">2. A cohort of patients<text:s/>is<text:s/>not in a position to access reliable health information electronically.<text:s/></text:p>
            <text:p text:style-name="P125">3. Currently, there exists a need for provision of information in other languages.<text:s/></text:p>
            <text:p text:style-name="P126">4. Patients expressed the need to avail health related information at the time of admission and consultation also.<text:s/></text:p>
            <text:p text:style-name="P127">5. There appears to be a need to extend provision of this service to other departments.</text:p>
            <text:p text:style-name="P128"/>
            <text:p text:style-name="P129"><text:span text:style-name="T130">Based on the observations of the pilot project, made some changes to the templates and included a note saying -<text:s/></text:span><text:span text:style-name="T131">Note:</text:span><text:span text:style-name="T132"><text:s/></text:span><text:span text:style-name="T133">If you don’t have internet access at home, your local library will be able to assist you to access the internet if you need it</text:span><text:span text:style-name="T134">.</text:span></text:p>
            <text:p text:style-name="P135"/>
            <text:p text:style-name="P136">Impact of this Innvovation</text:p>
            <text:p text:style-name="P137">1. Provision of Health Information service to the patients greatly aids<text:s/>fulfilment<text:s/>of trust’s vision of empowering the patients.</text:p>
            <text:p text:style-name="P138">2. Better utilisation of valuable cardiology staff time to patient care by using the librarians’ information management skills to provide current and quality health information to the patients.</text:p>
            <text:p text:style-name="P139">3. Raised library profile.</text:p>
            <text:p text:style-name="P140">4.Getting requests from other departments/specialties/wards to provide same type of service in their departments.</text:p>
            <text:p text:style-name="P141"/>
          </table:table-cell>
        </table:table-row>
        <table:table-row table:style-name="TableRow142">
          <table:table-cell table:style-name="TableCell143">
            <text:p text:style-name="P144"><text:span text:style-name="T145">Further information<text:s/></text:span><text:span text:style-name="T146"><text:line-break/></text:span><text:span text:style-name="T147">Please use this field to enter any relevant further information, such as links, references or associated innovations</text:span></text:p>
          </table:table-cell>
        </table:table-row>
        <table:table-row table:style-name="TableRow148">
          <table:table-cell table:style-name="TableCell149">
            <text:p text:style-name="P150"/>
            <text:list text:style-name="LFO19" text:continue-numbering="true">
              <text:list-item>
                <text:p text:style-name="P151">Presented posters about<text:s/>this innovation in NHS HE Conference, EAHIL conference, CILIP<text:s/><text:s/>conference</text:p>
              </text:list-item>
              <text:list-item>
                <text:p text:style-name="P152"><text:span text:style-name="T153">A paper has been published in British Journal of Nursing</text:span><text:span text:style-name="T154"><text:s/>(ref: </text:span><text:span text:style-name="T155">Devalapalli U, Badhe M, Weetman CS (2013) Using a health information library to empower patients.</text:span><text:span text:style-name="T156"> </text:span><text:span text:style-name="T157">British Journal of Cardiac Nursing</text:span><text:span text:style-name="T158"> </text:span><text:span text:style-name="T159">, Vol. 8, Issue. 3, 01 Mar 2013, pp 134 – 140</text:span><text:span text:style-name="T160">.)</text:span></text:p>
              </text:list-item>
              <text:list-item>
                <text:p text:style-name="P161">Presented in previous innovation awards</text:p>
              </text:list-item>
            </text:list>
            <text:p text:style-name="P162"/>
            <text:p text:style-name="P163"><text:a xlink:href="http://www.library.wmuh.nhs.uk/pil/" office:target-frame-name="_top" xlink:show="replace"><text:span text:style-name="Hyperlink">http://www.library.wmuh.nhs.uk/pil/</text:span></text:a></text:p>
            <text:p text:style-name="P164"><text:a xlink:href="http://www.londonlinks.nhs.uk/events-2012/november/poster-1.pdf" office:target-frame-name="_top" xlink:show="replace"><text:span text:style-name="T165">http://www.londonlinks.nhs.uk/events-2012/november/poster-1.pdf</text:span></text:a></text:p>
            <text:p text:style-name="P166"><text:a xlink:href="http://www.libraryservices.nhs.uk/wiki/Innovations.2011-12-Organisational-Innovations-Submissions.ashx" office:target-frame-name="_top" xlink:show="replace"><text:span text:style-name="T167">http://www.libraryservices.nhs.uk/wiki/Innovations.2011-12-Organisational-Innovations-Submissions.ashx</text:span></text:a></text:p>
            <text:p text:style-name="P168"><text:a xlink:href="https://www.surveymonkey.co.uk/r/PGMWF2L" office:target-frame-name="_top" xlink:show="replace"><text:span text:style-name="T169">https://www.surveymonkey.co.uk/r/PGMWF2L</text:span></text:a></text:p>
            <text:p text:style-name="P170"><text:a xlink:href="https://www.surveymonkey.co.uk/r/PGFNVHZ" office:target-frame-name="_top" xlink:show="replace"><text:span text:style-name="T171">https://www.surveymonkey.co.uk/r/PGFNVHZ</text:span></text:a></text:p>
            <text:p text:style-name="P172"/>
            <text:p text:style-name="P173"/>
            <text:p text:style-name="P174"><text:span text:style-name="T175"><draw:frame draw:z-index="0" draw:id="id0" draw:style-name="a1" draw:name="Object 13" text:anchor-type="as-char" svg:x="0in" svg:y="0in" svg:width="1.07708in" svg:height="0.69236in" style:rel-width="scale" style:rel-height="scale"><draw:object-ole draw:class-id="B801CA65-A1FC-11D0-85AD-444553540000" xlink:href="Object 1" xlink:type="simple" xlink:show="embed" xlink:actuate="onLoad"/><draw:image xlink:href="ObjectReplacements/Object 1" xlink:type="simple" xlink:show="embed" xlink:actuate="onLoad"/><svg:title/><svg:desc/></draw:frame></text:span></text:p>
            <text:p text:style-name="P176"><text:span text:style-name="T177"><draw:frame draw:z-index="0" draw:id="id1" draw:style-name="a2" draw:name="Object 12" text:anchor-type="as-char" svg:x="0in" svg:y="0in" svg:width="1.07708in" svg:height="0.69236in" style:rel-width="scale" style:rel-height="scale"><draw:object-ole draw:class-id="B801CA65-A1FC-11D0-85AD-444553540000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178"><draw:frame draw:z-index="0" draw:id="id2" draw:style-name="a3" draw:name="Object 11" text:anchor-type="as-char" svg:x="0in" svg:y="0in" svg:width="1.07708in" svg:height="0.69236in" style:rel-width="scale" style:rel-height="scale"><draw:object-ole draw:class-id="B801CA65-A1FC-11D0-85AD-444553540000" xlink:href="Object 3" xlink:type="simple" xlink:show="embed" xlink:actuate="onLoad"/><draw:image xlink:href="ObjectReplacements/Object 3" xlink:type="simple" xlink:show="embed" xlink:actuate="onLoad"/><svg:title/><svg:desc/></draw:frame></text:span><text:span text:style-name="T179"><draw:frame draw:z-index="0" draw:id="id3" draw:style-name="a4" draw:name="Object 10" text:anchor-type="as-char" svg:x="0in" svg:y="0in" svg:width="1.07708in" svg:height="0.69236in" style:rel-width="scale" style:rel-height="scale"><draw:object-ole draw:class-id="B801CA65-A1FC-11D0-85AD-444553540000" xlink:href="Object 4" xlink:type="simple" xlink:show="embed" xlink:actuate="onLoad"/><draw:image xlink:href="ObjectReplacements/Object 4" xlink:type="simple" xlink:show="embed" xlink:actuate="onLoad"/><svg:title/><svg:desc/></draw:frame></text:span><text:span text:style-name="T180"><draw:frame draw:z-index="0" draw:id="id4" draw:style-name="a5" draw:name="Object 9" text:anchor-type="as-char" svg:x="0in" svg:y="0in" svg:width="1.07708in" svg:height="0.69236in" style:rel-width="scale" style:rel-height="scale"><draw:object-ole draw:class-id="B801CA65-A1FC-11D0-85AD-444553540000" xlink:href="Object 5" xlink:type="simple" xlink:show="embed" xlink:actuate="onLoad"/><draw:image xlink:href="ObjectReplacements/Object 5" xlink:type="simple" xlink:show="embed" xlink:actuate="onLoad"/><svg:title/><svg:desc/></draw:frame></text:span><text:span text:style-name="T181"><draw:frame draw:z-index="0" draw:id="id5" draw:style-name="a6" draw:name="Object 8" text:anchor-type="as-char" svg:x="0in" svg:y="0in" svg:width="1.07708in" svg:height="0.69236in" style:rel-width="scale" style:rel-height="scale"><draw:object-ole draw:class-id="B801CA65-A1FC-11D0-85AD-444553540000" xlink:href="Object 6" xlink:type="simple" xlink:show="embed" xlink:actuate="onLoad"/><draw:image xlink:href="ObjectReplacements/Object 6" xlink:type="simple" xlink:show="embed" xlink:actuate="onLoad"/><svg:title/><svg:desc/></draw:frame></text:span><text:span text:style-name="T182"><draw:frame draw:z-index="0" draw:id="id6" draw:style-name="a7" draw:name="Object 7" text:anchor-type="as-char" svg:x="0in" svg:y="0in" svg:width="1.07708in" svg:height="0.69236in" style:rel-width="scale" style:rel-height="scale"><draw:object-ole draw:class-id="B801CA65-A1FC-11D0-85AD-444553540000" xlink:href="Object 7" xlink:type="simple" xlink:show="embed" xlink:actuate="onLoad"/><draw:image xlink:href="ObjectReplacements/Object 7" xlink:type="simple" xlink:show="embed" xlink:actuate="onLoad"/><svg:title/><svg:desc/></draw:frame></text:span><text:span text:style-name="T183"><draw:frame draw:z-index="0" draw:id="id7" draw:style-name="a8" draw:name="Object 6" text:anchor-type="as-char" svg:x="0in" svg:y="0in" svg:width="1.07708in" svg:height="0.69236in" style:rel-width="scale" style:rel-height="scale"><draw:object-ole draw:class-id="B801CA65-A1FC-11D0-85AD-444553540000" xlink:href="Object 8" xlink:type="simple" xlink:show="embed" xlink:actuate="onLoad"/><draw:image xlink:href="ObjectReplacements/Object 8" xlink:type="simple" xlink:show="embed" xlink:actuate="onLoad"/><svg:title/><svg:desc/></draw:frame></text:span><text:span text:style-name="T184"><draw:frame draw:z-index="0" draw:id="id8" draw:style-name="a9" draw:name="Object 5" text:anchor-type="as-char" svg:x="0in" svg:y="0in" svg:width="1.07708in" svg:height="0.69236in" style:rel-width="scale" style:rel-height="scale"><draw:object-ole draw:class-id="B801CA65-A1FC-11D0-85AD-444553540000" xlink:href="Object 9" xlink:type="simple" xlink:show="embed" xlink:actuate="onLoad"/><draw:image xlink:href="ObjectReplacements/Object 9" xlink:type="simple" xlink:show="embed" xlink:actuate="onLoad"/><svg:title/><svg:desc/></draw:frame></text:span><text:span text:style-name="T185"><draw:frame draw:z-index="0" draw:id="id9" draw:style-name="a10" draw:name="Object 4" text:anchor-type="as-char" svg:x="0in" svg:y="0in" svg:width="1.07708in" svg:height="0.69236in" style:rel-width="scale" style:rel-height="scale"><draw:object-ole draw:class-id="B801CA65-A1FC-11D0-85AD-444553540000" xlink:href="Object 10" xlink:type="simple" xlink:show="embed" xlink:actuate="onLoad"/><draw:image xlink:href="ObjectReplacements/Object 10" xlink:type="simple" xlink:show="embed" xlink:actuate="onLoad"/><svg:title/><svg:desc/></draw:frame></text:span><text:span text:style-name="T186"><draw:frame draw:z-index="0" draw:id="id10" draw:style-name="a11" draw:name="Object 3" text:anchor-type="as-char" svg:x="0in" svg:y="0in" svg:width="1.07708in" svg:height="0.69236in" style:rel-width="scale" style:rel-height="scale"><draw:object-ole draw:class-id="B801CA65-A1FC-11D0-85AD-444553540000" xlink:href="Object 11" xlink:type="simple" xlink:show="embed" xlink:actuate="onLoad"/><draw:image xlink:href="ObjectReplacements/Object 11" xlink:type="simple" xlink:show="embed" xlink:actuate="onLoad"/><svg:title/><svg:desc/></draw:frame></text:span><text:span text:style-name="T187"><draw:frame draw:z-index="0" draw:id="id11" draw:style-name="a12" draw:name="Object 2" text:anchor-type="as-char" svg:x="0in" svg:y="0in" svg:width="1.07708in" svg:height="0.69236in" style:rel-width="scale" style:rel-height="scale"><draw:object-ole draw:class-id="B801CA65-A1FC-11D0-85AD-444553540000" xlink:href="Object 12" xlink:type="simple" xlink:show="embed" xlink:actuate="onLoad"/><draw:image xlink:href="ObjectReplacements/Object 12" xlink:type="simple" xlink:show="embed" xlink:actuate="onLoad"/><svg:title/><svg:desc/></draw:frame></text:span><text:span text:style-name="T188"><draw:frame draw:z-index="0" draw:id="id12" draw:style-name="a13" draw:name="Object 1" text:anchor-type="as-char" svg:x="0in" svg:y="0in" svg:width="1.07708in" svg:height="0.69236in" style:rel-width="scale" style:rel-height="scale"><draw:object-ole draw:class-id="B801CA65-A1FC-11D0-85AD-444553540000" xlink:href="Object 13" xlink:type="simple" xlink:show="embed" xlink:actuate="onLoad"/><draw:image xlink:href="ObjectReplacements/Object 13" xlink:type="simple" xlink:show="embed" xlink:actuate="onLoad"/><svg:title/><svg:desc/></draw:frame></text:span></text:p>
            <text:p text:style-name="P189"/>
          </table:table-cell>
        </table:table-row>
        <table:table-row table:style-name="TableRow190">
          <table:table-cell table:style-name="TableCell191">
            <text:p text:style-name="P192">Your name and job title</text:p>
            <text:p text:style-name="P193"/>
          </table:table-cell>
        </table:table-row>
        <table:table-row table:style-name="TableRow194">
          <table:table-cell table:style-name="TableCell195">
            <text:p text:style-name="P196">Uma Devalapalli</text:p>
            <text:p text:style-name="P197">Library<text:s/>and Knowledge<text:s/>Services Manager</text:p>
            <text:p text:style-name="P198"><text:s/>location within HEE</text:p>
          </table:table-cell>
        </table:table-row>
        <table:table-row table:style-name="TableRow199">
          <table:table-cell table:style-name="TableCell200">
            <text:p text:style-name="P201">Your<text:s/>Library &amp; Knowledge Service<text:s/>&amp; Organisation</text:p>
            <text:p text:style-name="P202"><text:span text:style-name="T203">Please provide the name of your service and organisation in which it is based</text:span></text:p>
          </table:table-cell>
        </table:table-row>
        <table:table-row table:style-name="TableRow204">
          <table:table-cell table:style-name="TableCell205">
            <text:p text:style-name="P206">Patricia Bowen Library &amp; Knowledge Service</text:p>
            <text:p text:style-name="P207">West Middlesex Hospital, Chelsea Westminster NHS Foundation Trust</text:p>
            <text:p text:style-name="P208"/>
          </table:table-cell>
        </table:table-row>
        <table:table-row table:style-name="TableRow209">
          <table:table-cell table:style-name="TableCell210">
            <text:p text:style-name="P211">Your email address</text:p>
            <text:p text:style-name="P212"/>
          </table:table-cell>
        </table:table-row>
        <table:table-row table:style-name="TableRow213">
          <table:table-cell table:style-name="TableCell214">
            <text:p text:style-name="P215">Uma.devalapalli@wmuh.nhs.uk</text:p>
            <text:p text:style-name="P216"/>
          </table:table-cell>
        </table:table-row>
        <table:table-row table:style-name="TableRow217">
          <table:table-cell table:style-name="TableCell218">
            <text:p text:style-name="P219">Your phone number</text:p>
            <text:p text:style-name="P220"/>
          </table:table-cell>
        </table:table-row>
        <table:table-row table:style-name="TableRow221">
          <table:table-cell table:style-name="TableCell222">
            <text:p text:style-name="P223">0208 321 5248<text:s/>/<text:s/>5969</text:p>
            <text:p text:style-name="P224">xxxxxxxxxxxxxxxxxxxxxxxxxxxxxxxxxxxxxxxxxxxxxxxxxxxxxxxxxxxx</text:p>
          </table:table-cell>
        </table:table-row>
      </table:table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style:style style:name="apple-converted-space" style:display-name="apple-converted-space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Strong" style:display-name="Strong" style:family="text">
      <style:text-properties fo:font-weight="bold" style:font-weight-asian="bold" style:font-weight-complex="bold"/>
    </style:style>
    <style:style style:name="intro-textimmtextalign_left" style:display-name="intro-text immtextalign_lef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Arial" style:font-name-asian="Calibri" style:font-name-complex="Arial" fo:font-size="11.5pt" style:font-size-asian="11.5pt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fo:color="#FFFFFF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prefix="(" style:num-format="1" text:start-value="100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-0.294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name="P5" style:parent-style-name="Header" style:family="paragraph">
      <style:paragraph-properties fo:text-align="end"/>
    </style:style>
    <style:style style:name="P6" style:parent-style-name="Header" style:family="paragraph">
      <style:paragraph-properties fo:text-align="end"/>
    </style:style>
    <style:style style:name="P7" style:parent-style-name="Header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>Innovation template adapted for LKS</text:p>
      </style:footer>
    </style:master-page>
    <style:master-page style:next-style-name="MP0" style:name="MPF0" style:page-layout-name="PL0">
      <style:header>
        <text:p text:style-name="P3"><text:span text:style-name="T4"><draw:frame draw:z-index="251659264" draw:style-name="a0" draw:name="Picture 1" text:anchor-type="paragraph" svg:x="4.11458in" svg:y="-0.04653in" svg:width="2.9375in" svg:height="0.58264in" style:rel-width="scale" style:rel-height="scale"><draw:image xlink:href="media/image1.jpeg" xlink:type="simple" xlink:show="embed" xlink:actuate="onLoad"/><svg:title/><svg:desc/></draw:frame></text:span></text:p>
        <text:p text:style-name="P5"/>
        <text:p text:style-name="P6"/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c Gilroy</meta:initial-creator>
    <dc:creator>phoebe macindoe</dc:creator>
    <meta:creation-date>2021-07-06T11:48:00Z</meta:creation-date>
    <dc:date>2021-07-06T11:48:00Z</dc:date>
    <meta:print-date>2015-10-19T15:41:00Z</meta:print-date>
    <meta:template xlink:href="Normal.dotm" xlink:type="simple"/>
    <meta:editing-cycles>2</meta:editing-cycles>
    <meta:editing-duration>PT0S</meta:editing-duration>
    <meta:user-defined meta:name="ContentTypeId">0x01010063F7F34526FF9B4B8EA8839F1233EEAB</meta:user-defined>
    <meta:document-statistic meta:page-count="1" meta:paragraph-count="14" meta:word-count="1093" meta:character-count="7313" meta:row-count="51" meta:non-whitespace-character-count="6234"/>
  </office:meta>
</office:document-meta>
</file>